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Tarea:EX01_ Examen de deformación, ensayos, oxidación-corrosión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alumn. 2º BAC D Adrián</text:p>
          </table:table-cell>
          <table:table-cell office:value-type="string">
            <text:p>Baro Pérez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adrianbaro07@gmail.com</text:p>
          </table:table-cell>
          <table:table-cell office:value-type="float" office:value="9.17">
            <text:p>9.17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Víctor</text:p>
          </table:table-cell>
          <table:table-cell office:value-type="string">
            <text:p>Bazán Muñoz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victorbazanxerez@gmail.com</text:p>
          </table:table-cell>
          <table:table-cell office:value-type="float" office:value="40.83">
            <text:p>40.83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José Antonio</text:p>
          </table:table-cell>
          <table:table-cell office:value-type="string">
            <text:p>Cirera Calvo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jose.cireracalvo@hotmail.com</text:p>
          </table:table-cell>
          <table:table-cell office:value-type="float" office:value="30.00">
            <text:p>30.0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Diego</text:p>
          </table:table-cell>
          <table:table-cell office:value-type="string">
            <text:p>Filgueira Campelo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diegofilgueirac@gmail.com</text:p>
          </table:table-cell>
          <table:table-cell office:value-type="float" office:value="26.67">
            <text:p>26.67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Pablo</text:p>
          </table:table-cell>
          <table:table-cell office:value-type="string">
            <text:p>Franco Pérez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pablofranrez@hotmail.com</text:p>
          </table:table-cell>
          <table:table-cell office:value-type="float" office:value="50.00">
            <text:p>50.0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Práxedes</text:p>
          </table:table-cell>
          <table:table-cell office:value-type="string">
            <text:p>Galisteo García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molesta.atos@gmail.com</text:p>
          </table:table-cell>
          <table:table-cell office:value-type="float" office:value="2.50">
            <text:p>2.5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David</text:p>
          </table:table-cell>
          <table:table-cell office:value-type="string">
            <text:p>Gálvez Ruiz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a2bacddavgalrui@prueba.es</text:p>
          </table:table-cell>
          <table:table-cell office:value-type="string">
            <text:p>-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Pablo</text:p>
          </table:table-cell>
          <table:table-cell office:value-type="string">
            <text:p>García Jaén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pablogarciajaen00@gmail.com</text:p>
          </table:table-cell>
          <table:table-cell office:value-type="float" office:value="55.83">
            <text:p>55.83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Rubén</text:p>
          </table:table-cell>
          <table:table-cell office:value-type="string">
            <text:p>Garrido Rodríguez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a2bacdrubgarrod@prueba.es</text:p>
          </table:table-cell>
          <table:table-cell office:value-type="float" office:value="12.50">
            <text:p>12.5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Daniel</text:p>
          </table:table-cell>
          <table:table-cell office:value-type="string">
            <text:p>Jaén Torné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a2bacddanjaetor@prueba.es</text:p>
          </table:table-cell>
          <table:table-cell office:value-type="float" office:value="31.67">
            <text:p>31.67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Israel</text:p>
          </table:table-cell>
          <table:table-cell office:value-type="string">
            <text:p>Luna Barrero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israelluna868@gmail.com</text:p>
          </table:table-cell>
          <table:table-cell office:value-type="float" office:value="14.17">
            <text:p>14.17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José Luis</text:p>
          </table:table-cell>
          <table:table-cell office:value-type="string">
            <text:p>Morilla Romero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joseluis.1elcelu@gmail.com</text:p>
          </table:table-cell>
          <table:table-cell office:value-type="float" office:value="72.50">
            <text:p>72.5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Juan Alejandro</text:p>
          </table:table-cell>
          <table:table-cell office:value-type="string">
            <text:p>Oca Cubillana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juan.oca.cub@gmail.com</text:p>
          </table:table-cell>
          <table:table-cell office:value-type="float" office:value="0.00">
            <text:p>0.0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Javier</text:p>
          </table:table-cell>
          <table:table-cell office:value-type="string">
            <text:p>Páez López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javipaez2000@gmail.com</text:p>
          </table:table-cell>
          <table:table-cell office:value-type="float" office:value="24.17">
            <text:p>24.17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Antonio José</text:p>
          </table:table-cell>
          <table:table-cell office:value-type="string">
            <text:p>Palacios Romero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palaciosdewada@gmail.com</text:p>
          </table:table-cell>
          <table:table-cell office:value-type="float" office:value="10.00">
            <text:p>10.0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Manuel Andrés</text:p>
          </table:table-cell>
          <table:table-cell office:value-type="string">
            <text:p>Pérez Diosdado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mprezdiosdado@gmail.com</text:p>
          </table:table-cell>
          <table:table-cell office:value-type="float" office:value="75.00">
            <text:p>75.0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David</text:p>
          </table:table-cell>
          <table:table-cell office:value-type="string">
            <text:p>Pérez Rejón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a2bacddavperrej@prueba.es</text:p>
          </table:table-cell>
          <table:table-cell office:value-type="float" office:value="0.00">
            <text:p>0.0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Pablo</text:p>
          </table:table-cell>
          <table:table-cell office:value-type="string">
            <text:p>Ribelles Spencer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pabloribelles@hotmail.com</text:p>
          </table:table-cell>
          <table:table-cell office:value-type="float" office:value="50.00">
            <text:p>50.00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José Antonio</text:p>
          </table:table-cell>
          <table:table-cell office:value-type="string">
            <text:p>Saborido Ramírez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a2bacdjossabram@prueba.es</text:p>
          </table:table-cell>
          <table:table-cell office:value-type="float" office:value="16.67">
            <text:p>16.67</text:p>
          </table:table-cell>
          <table:table-cell office:value-type="string">
            <text:p>1510166405</text:p>
          </table:table-cell>
        </table:table-row>
        <table:table-row>
          <table:table-cell office:value-type="string">
            <text:p>alumn. 2º BAC D Juan Carlos</text:p>
          </table:table-cell>
          <table:table-cell office:value-type="string">
            <text:p>Sánchez Guerrero</text:p>
          </table:table-cell>
          <table:table-cell office:value-type="string">
            <text:p/>
          </table:table-cell>
          <table:table-cell office:value-type="string">
            <text:p>IES Seritium</text:p>
          </table:table-cell>
          <table:table-cell office:value-type="string">
            <text:p>2BACD</text:p>
          </table:table-cell>
          <table:table-cell office:value-type="string">
            <text:p>juanka126san@hotmail.com</text:p>
          </table:table-cell>
          <table:table-cell office:value-type="float" office:value="7.50">
            <text:p>7.50</text:p>
          </table:table-cell>
          <table:table-cell office:value-type="string">
            <text:p>15101664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8.7+ (Build: 20150828)</meta:generator>
    <meta:initial-creator>Prof. Aurelio  Gallardo Rodríguez</meta:initial-creator>
    <meta:creation-date>2017-11-08T19:40:05</meta:creation-date>
    <meta:document-statistic meta:table-count="1" meta:cell-count="0" meta:object-count="0"/>
  </office:meta>
</office:document-meta>
</file>